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1322004480155177203"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6741336506336366445"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4492869383906110636"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385934822678289671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662057368462723410"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7756609564079572172"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9180848424444762167"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6097548672276988723"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40574862" text:continue-list="list9180848424444762167"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9124602967241653827"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580779"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572229"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40572890"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40556321"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574375"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7313766721487198240"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7936874457610419935"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764070739880137720"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562941"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187182749665995649"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076366508369458738"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719979334396388812" text:style-name="L15">
        <text:list-item>
          <text:list>
            <text:list-header>
              <text:p text:style-name="P182">1.5 miles averaging about 9:40/mile and rest 1 min</text:p>
            </text:list-header>
          </text:list>
        </text:list-item>
      </text:list>
      <text:p text:style-name="P24">1 mile in 8:26 and rest 2 min</text:p>
      <text:list xml:id="list9035394410827603855"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35775563807117536"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577224"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7509270603502488523"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486896195070950716"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995047024625096592"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40583109" text:continue-list="list7486896195070950716" text:style-name="L19">
        <text:list-item>
          <text:list>
            <text:list-header>
              <text:p text:style-name="P186">(Pace*HR)=1240</text:p>
            </text:list-header>
          </text:list>
        </text:list-item>
      </text:list>
      <text:list xml:id="list40570055" text:continue-list="list7509270603502488523" text:style-name="L18">
        <text:list-item>
          <text:list>
            <text:list-header>
              <text:p text:style-name="P185">2 miles at 10:46/mile Ave HR= 121 bpm and rest a few minutes</text:p>
            </text:list-header>
          </text:list>
        </text:list-item>
      </text:list>
      <text:list xml:id="list40553101" text:continue-list="list40583109"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40555210"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51309471950302838"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528574153415815723"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454790645056907178"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Sat Aug 6, 2022 <text:span text:style-name="T2">8.2 miles running</text:span> and 6.15 miles walking with Jim and Brian </text:p>
      <text:p text:style-name="P108"><text:soft-page-break/>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
      <text:p text:style-name="P108"><text:soft-page-break/>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6996748614981357445"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7"><text:soft-page-break/>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381853152998328369"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449754361015432871"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40576433"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573484"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630875791392818730"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799299155562964944"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194389516708606022"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827859851503023344"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947045564415008380"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908005784927045582" text:style-name="L32">
        <text:list-item>
          <text:list>
            <text:list-header>
              <text:p text:style-name="P196">0.25 miles in 2:54</text:p>
              <text:p text:style-name="P196">1 mile in 9:21 going faster as I ran and ending at around 8:30 pace</text:p>
            </text:list-header>
          </text:list>
        </text:list-item>
      </text:list>
      <text:list xml:id="list600490075259899468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962212179914264319"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286623754938254008"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672244120931493142"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10"><text:span text:style-name="T3"/></text:p>
      <text:p text:style-name="P10"><text:span text:style-name="T3">Wed Nov 1, 2023 </text:span>1.45 miles</text:p>
      <text:p text:style-name="P24">I ran 0.2 miles to the cemetery loop, one mile on the loop and 0.25 miles home.</text:p>
      <text:p text:style-name="P24"/>
      <text:p text:style-name="P24"/>
      <text:p text:style-name="P10">20 or more cemetery loops:</text:p>
      <text:p text:style-name="P79"><text:soft-page-break/><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079563178420131152"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01T20:31:40.12</dc:date>
    <dc:creator>James Lombardi</dc:creator>
    <meta:editing-duration>P23DT17H34M22S</meta:editing-duration>
    <meta:editing-cycles>1914</meta:editing-cycles>
    <meta:generator>OpenOffice/4.1.2$Win32 OpenOffice.org_project/412m3$Build-9782</meta:generator>
    <meta:document-statistic meta:table-count="0" meta:image-count="9" meta:object-count="0" meta:page-count="191" meta:paragraph-count="5554" meta:word-count="60010" meta:character-count="307658"/>
  </office:meta>
</office:document-meta>
</file>